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B00000354014C58F2A91DCE62.png" manifest:media-type="image/png"/>
  <manifest:file-entry manifest:full-path="Pictures/10000201000009AF00000DB4FBE5E5007D5D11FA.png" manifest:media-type="image/png"/>
  <manifest:file-entry manifest:full-path="Pictures/10000201000009AF00000DB47AB890FFA4C8700E.png" manifest:media-type="image/png"/>
  <manifest:file-entry manifest:full-path="Pictures/100002010000096700000D67AF109F418930ACDE.png" manifest:media-type="image/png"/>
  <manifest:file-entry manifest:full-path="Pictures/10000201000009AF00000DB49C1F6B9FDFD707CA.png" manifest:media-type="image/png"/>
  <manifest:file-entry manifest:full-path="Pictures/10000201000009AF00000DB4EEDE4C2E2B53BB49.png" manifest:media-type="image/png"/>
  <manifest:file-entry manifest:full-path="Pictures/10000201000009AF00000DB49D7027C70DF828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4.234cm" draw:z-index="0"><draw:image xlink:href="Pictures/100002010000096700000D67AF109F418930ACDE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cm" svg:height="24.056cm" draw:z-index="1"><draw:image xlink:href="Pictures/10000201000009AF00000DB4FBE5E5007D5D11FA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3" text:anchor-type="paragraph" svg:width="17cm" svg:height="24.056cm" draw:z-index="2"><draw:image xlink:href="Pictures/10000201000009AF00000DB47AB890FFA4C8700E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4" text:anchor-type="paragraph" svg:width="17cm" svg:height="24.056cm" draw:z-index="3"><draw:image xlink:href="Pictures/10000201000009AF00000DB49C1F6B9FDFD707CA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5" text:anchor-type="paragraph" svg:width="17cm" svg:height="24.056cm" draw:z-index="4"><draw:image xlink:href="Pictures/10000201000009AF00000DB4EEDE4C2E2B53BB49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6" text:anchor-type="paragraph" svg:width="17cm" svg:height="24.056cm" draw:z-index="5"><draw:image xlink:href="Pictures/10000201000009AF00000DB49D7027C70DF82830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7" text:anchor-type="paragraph" svg:width="17cm" svg:height="18.593cm" draw:z-index="6"><draw:image xlink:href="Pictures/100000000000030B00000354014C58F2A91DCE62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7:36:33.760586512</meta:creation-date>
    <dc:date>2017-09-15T17:41:06.313774494</dc:date>
    <meta:editing-duration>PT4M32S</meta:editing-duration>
    <meta:editing-cycles>2</meta:editing-cycles>
    <meta:generator>LibreOffice/5.4.1.2.0$Linux_X86_64 LibreOffice_project/40m0$Build-2</meta:generator>
    <meta:document-statistic meta:table-count="0" meta:image-count="7" meta:object-count="0" meta:page-count="7" meta:paragraph-count="0" meta:word-count="0" meta:character-count="0" meta:non-whitespace-character-count="0"/>
  </office:meta>
</office:document-meta>
</file>